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03306</text:p>
          </table:table-cell>
          <table:table-cell office:value-type="string" calcext:value-type="string">
            <text:p>2025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306</text:p>
          </table:table-cell>
          <table:table-cell office:value-type="string" calcext:value-type="string">
            <text:p>2025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92" calcext:value-type="float">
            <text:p>24.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306</text:p>
          </table:table-cell>
          <table:table-cell office:value-type="string" calcext:value-type="string">
            <text:p>2025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306</text:p>
          </table:table-cell>
          <table:table-cell office:value-type="string" calcext:value-type="string">
            <text:p>2024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306</text:p>
          </table:table-cell>
          <table:table-cell office:value-type="string" calcext:value-type="string">
            <text:p>2024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306</text:p>
          </table:table-cell>
          <table:table-cell office:value-type="string" calcext:value-type="string">
            <text:p>2024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306</text:p>
          </table:table-cell>
          <table:table-cell office:value-type="string" calcext:value-type="string">
            <text:p>2023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306</text:p>
          </table:table-cell>
          <table:table-cell office:value-type="string" calcext:value-type="string">
            <text:p>2023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464" calcext:value-type="float">
            <text:p>21.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306</text:p>
          </table:table-cell>
          <table:table-cell office:value-type="string" calcext:value-type="string">
            <text:p>2023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884" calcext:value-type="float">
            <text:p>21.1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306</text:p>
          </table:table-cell>
          <table:table-cell office:value-type="string" calcext:value-type="string">
            <text:p>2022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306</text:p>
          </table:table-cell>
          <table:table-cell office:value-type="string" calcext:value-type="string">
            <text:p>2022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306</text:p>
          </table:table-cell>
          <table:table-cell office:value-type="string" calcext:value-type="string">
            <text:p>2022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306</text:p>
          </table:table-cell>
          <table:table-cell office:value-type="string" calcext:value-type="string">
            <text:p>2021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72" calcext:value-type="float">
            <text:p>21.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306</text:p>
          </table:table-cell>
          <table:table-cell office:value-type="string" calcext:value-type="string">
            <text:p>2021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306</text:p>
          </table:table-cell>
          <table:table-cell office:value-type="string" calcext:value-type="string">
            <text:p>2020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256" calcext:value-type="float">
            <text:p>20.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306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256" calcext:value-type="float">
            <text:p>20.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306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544" calcext:value-type="float">
            <text:p>20.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306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306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92" calcext:value-type="float">
            <text:p>20.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306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306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652" calcext:value-type="float">
            <text:p>21.6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306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4" calcext:value-type="float">
            <text:p>20.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306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306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306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724" calcext:value-type="float">
            <text:p>19.82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306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7992" calcext:value-type="float">
            <text:p>19.74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306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584" calcext:value-type="float">
            <text:p>20.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306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216" calcext:value-type="float">
            <text:p>21.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306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3112" calcext:value-type="float">
            <text:p>18.8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306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3272" calcext:value-type="float">
            <text:p>20.0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306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306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5552" calcext:value-type="float">
            <text:p>19.2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306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5448" calcext:value-type="float">
            <text:p>19.2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306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1232" calcext:value-type="float">
            <text:p>19.00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306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7848" calcext:value-type="float">
            <text:p>19.3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306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5992" calcext:value-type="float">
            <text:p>18.98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306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306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6472" calcext:value-type="float">
            <text:p>19.01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306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5888" calcext:value-type="float">
            <text:p>18.91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306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4532" calcext:value-type="float">
            <text:p>18.734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306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7352" calcext:value-type="float">
            <text:p>18.43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306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6872" calcext:value-type="float">
            <text:p>18.4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306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1736" calcext:value-type="float">
            <text:p>18.4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306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66" calcext:value-type="float">
            <text:p>18.5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306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8792" calcext:value-type="float">
            <text:p>18.52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306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3552" calcext:value-type="float">
            <text:p>18.51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306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3344" calcext:value-type="float">
            <text:p>18.3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306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5556" calcext:value-type="float">
            <text:p>18.54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306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306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7416" calcext:value-type="float">
            <text:p>18.1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306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306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1048" calcext:value-type="float">
            <text:p>18.2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306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9" calcext:value-type="float">
            <text:p>18.6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306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306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5264" calcext:value-type="float">
            <text:p>18.4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306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6664" calcext:value-type="float">
            <text:p>18.2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306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1236" calcext:value-type="float">
            <text:p>18.271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306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306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3824" calcext:value-type="float">
            <text:p>18.4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306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306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306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1112" calcext:value-type="float">
            <text:p>18.0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306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306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306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5056" calcext:value-type="float">
            <text:p>18.3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306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306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2952" calcext:value-type="float">
            <text:p>17.5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306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306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6564" calcext:value-type="float">
            <text:p>17.466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306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7688" calcext:value-type="float">
            <text:p>18.0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306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306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2952" calcext:value-type="float">
            <text:p>17.5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306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306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306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306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5624" calcext:value-type="float">
            <text:p>17.5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306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1632" calcext:value-type="float">
            <text:p>18.3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306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9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10" meta:object-count="0"/>
    <meta:user-defined meta:name="AppVersion">3.0</meta:user-defined>
  </office:meta>
</office:document-meta>
</file>